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~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~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~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~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"heeeeey!", and I
replied, "yeaaaaaah!"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Valley of Mirages"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~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the heck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"sacred"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~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~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~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~? I wonder what kinda answer you were
gonna come out with~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~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~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"Twintails ☆ Idol"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~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"Aaaaahn ////"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"dirt
fell through a hole in the heavens and piled
up on the ground"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"Light of
Diabolus"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sorts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ur adventures on this developing planet
are 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lot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"Adigorn"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"Phew, we are facing off at last..."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"We can't afford to squander this opportunity."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"We'll settle this in one fell swoop."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"OK! We'll take it from here!"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"All hands, CHAAAAAARGE!!"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"If you're such an indoor person, why would
you want to go to all this trouble just to
test our strength...?"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"It's like when you've been cooped up for so
long that you suddenly want to move around,
you know?"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"I don't really get it, but less thinkin' and
more beatin' each other up with all we've got!"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"(Is it me, or does she looks a little like
Akizora-san...?)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"All riiight——, Mirara-chan's gonna do her
best——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"Don't get careless, or you'll get all tied
up! ☆"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1T18:09:34+02:00</meta:creation-date>
    <dc:date>2020-04-11T18:09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